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_20_4" svg:stroke-width="0.076cm" svg:stroke-color="#aaaaaa" draw:stroke-linejoin="miter" svg:stroke-linecap="butt" draw:textarea-horizontal-align="center" draw:textarea-vertical-align="middle" fo:padding-top="0.038cm" fo:padding-bottom="0.038cm" fo:padding-left="0.038cm" fo:padding-right="0.038cm"/>
    </style:style>
    <style:style style:name="gr2" style:family="graphic" style:parent-style-name="standard">
      <style:graphic-properties draw:stroke="none" draw:stroke-dash="Dashed_20__28_var_29__20_4" svg:stroke-width="0cm" svg:stroke-color="#aaaaaa" draw:stroke-linejoin="none" svg:stroke-linecap="butt" draw:fill="solid" draw:fill-color="#ed1c24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aaaaaa" draw:stroke-linejoin="none" svg:stroke-linecap="butt" draw:fill="solid" draw:fill-color="#1f77b4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336cm" fo:min-width="0.6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336cm" fo:min-width="0.3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36cm" fo:min-width="0.96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36cm" fo:min-width="1.27cm" fo:padding-top="0cm" fo:padding-bottom="0cm" fo:padding-left="0cm" fo:padding-r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d1c24"/>
      <style:paragraph-properties fo:text-align="center"/>
    </style:style>
    <style:style style:name="P3" style:family="paragraph">
      <loext:graphic-properties draw:fill="solid" draw:fill-color="#1f77b4"/>
      <style:paragraph-properties fo:text-align="center"/>
    </style:style>
    <style:style style:name="P4" style:family="paragraph">
      <style:text-properties fo:color="#000000" style:text-outline="false" style:text-line-through-style="none" style:text-line-through-type="none" style:font-name="Times New Roman" fo:font-size="8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.69999980926514pt" style:font-name-complex="Times New Roman" style:font-size-complex="8.69999980926514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" fo:font-size="8.69999980926514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.69999980926514pt" style:font-name-complex="Times New Roman" style:font-size-complex="8.69999980926514pt" style:text-scale="100%" style:text-overline-style="none" style:text-overline-color="font-colo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67cm" svg:y1="3.449cm" svg:x2="16.412cm" svg:y2="6.018cm">
          <text:p/>
        </draw:line>
        <draw:polygon draw:style-name="gr2" draw:text-style-name="P2" draw:layer="layout" svg:width="0.326cm" svg:height="0.318cm" svg:x="15.973cm" svg:y="5.595cm" svg:viewBox="0 0 327 319" draw:points="209,0 327,319 0,222">
          <text:p/>
        </draw:polygon>
        <draw:line draw:style-name="gr1" draw:text-style-name="P1" draw:layer="layout" svg:x1="13.67cm" svg:y1="3.449cm" svg:x2="10.9cm" svg:y2="5.989cm">
          <text:p/>
        </draw:line>
        <draw:polygon draw:style-name="gr2" draw:text-style-name="P2" draw:layer="layout" svg:width="0.327cm" svg:height="0.317cm" svg:x="11.012cm" svg:y="5.568cm" svg:viewBox="0 0 328 318" draw:points="328,224 0,318 122,0">
          <text:p/>
        </draw:polygon>
        <draw:line draw:style-name="gr1" draw:text-style-name="P1" draw:layer="layout" svg:x1="13.67cm" svg:y1="3.449cm" svg:x2="13.712cm" svg:y2="7.192cm">
          <text:p/>
        </draw:line>
        <draw:polygon draw:style-name="gr2" draw:text-style-name="P2" draw:layer="layout" svg:width="0.304cm" svg:height="0.305cm" svg:x="13.554cm" svg:y="6.735cm" svg:viewBox="0 0 305 306" draw:points="305,0 156,306 0,3">
          <text:p/>
        </draw:polygon>
        <draw:line draw:style-name="gr1" draw:text-style-name="P1" draw:layer="layout" svg:x1="16.412cm" svg:y1="6.018cm" svg:x2="13.642cm" svg:y2="8.567cm">
          <text:p/>
        </draw:line>
        <draw:polygon draw:style-name="gr2" draw:text-style-name="P2" draw:layer="layout" svg:width="0.326cm" svg:height="0.318cm" svg:x="13.754cm" svg:y="8.144cm" svg:viewBox="0 0 327 319" draw:points="327,224 0,319 121,0">
          <text:p/>
        </draw:polygon>
        <draw:line draw:style-name="gr1" draw:text-style-name="P1" draw:layer="layout" svg:x1="16.411cm" svg:y1="6.018cm" svg:x2="16.451cm" svg:y2="9.771cm">
          <text:p/>
        </draw:line>
        <draw:polygon draw:style-name="gr2" draw:text-style-name="P2" draw:layer="layout" svg:width="0.304cm" svg:height="0.305cm" svg:x="16.294cm" svg:y="9.312cm" svg:viewBox="0 0 305 306" draw:points="305,0 156,306 0,3">
          <text:p/>
        </draw:polygon>
        <draw:line draw:style-name="gr1" draw:text-style-name="P1" draw:layer="layout" svg:x1="10.9cm" svg:y1="5.989cm" svg:x2="13.642cm" svg:y2="8.566cm">
          <text:p/>
        </draw:line>
        <draw:polygon draw:style-name="gr2" draw:text-style-name="P2" draw:layer="layout" svg:width="0.326cm" svg:height="0.318cm" svg:x="13.204cm" svg:y="8.142cm" svg:viewBox="0 0 327 319" draw:points="209,0 327,319 0,222">
          <text:p/>
        </draw:polygon>
        <draw:line draw:style-name="gr1" draw:text-style-name="P1" draw:layer="layout" svg:x1="10.9cm" svg:y1="5.989cm" svg:x2="10.941cm" svg:y2="9.741cm">
          <text:p/>
        </draw:line>
        <draw:polygon draw:style-name="gr2" draw:text-style-name="P2" draw:layer="layout" svg:width="0.304cm" svg:height="0.306cm" svg:x="10.784cm" svg:y="9.282cm" svg:viewBox="0 0 305 307" draw:points="305,0 156,307 0,4">
          <text:p/>
        </draw:polygon>
        <draw:line draw:style-name="gr1" draw:text-style-name="P1" draw:layer="layout" svg:x1="13.642cm" svg:y1="8.566cm" svg:x2="13.683cm" svg:y2="12.31cm">
          <text:p/>
        </draw:line>
        <draw:polygon draw:style-name="gr2" draw:text-style-name="P2" draw:layer="layout" svg:width="0.304cm" svg:height="0.305cm" svg:x="13.526cm" svg:y="11.853cm" svg:viewBox="0 0 305 306" draw:points="305,0 156,306 0,3">
          <text:p/>
        </draw:polygon>
        <draw:line draw:style-name="gr1" draw:text-style-name="P1" draw:layer="layout" svg:x1="13.712cm" svg:y1="7.193cm" svg:x2="16.452cm" svg:y2="9.771cm">
          <text:p/>
        </draw:line>
        <draw:polygon draw:style-name="gr2" draw:text-style-name="P2" draw:layer="layout" svg:width="0.325cm" svg:height="0.318cm" svg:x="16.014cm" svg:y="9.347cm" svg:viewBox="0 0 326 319" draw:points="209,0 326,319 0,222">
          <text:p/>
        </draw:polygon>
        <draw:line draw:style-name="gr1" draw:text-style-name="P1" draw:layer="layout" svg:x1="13.712cm" svg:y1="7.193cm" svg:x2="10.941cm" svg:y2="9.742cm">
          <text:p/>
        </draw:line>
        <draw:polygon draw:style-name="gr2" draw:text-style-name="P2" draw:layer="layout" svg:width="0.326cm" svg:height="0.318cm" svg:x="11.054cm" svg:y="9.319cm" svg:viewBox="0 0 327 319" draw:points="327,225 0,319 121,0">
          <text:p/>
        </draw:polygon>
        <draw:line draw:style-name="gr1" draw:text-style-name="P1" draw:layer="layout" svg:x1="16.452cm" svg:y1="9.771cm" svg:x2="13.683cm" svg:y2="12.311cm">
          <text:p/>
        </draw:line>
        <draw:polygon draw:style-name="gr2" draw:text-style-name="P2" draw:layer="layout" svg:width="0.326cm" svg:height="0.317cm" svg:x="13.796cm" svg:y="11.89cm" svg:viewBox="0 0 327 318" draw:points="327,224 0,318 121,0">
          <text:p/>
        </draw:polygon>
        <draw:line draw:style-name="gr1" draw:text-style-name="P1" draw:layer="layout" svg:x1="10.941cm" svg:y1="9.741cm" svg:x2="13.683cm" svg:y2="12.311cm">
          <text:p/>
        </draw:line>
        <draw:polygon draw:style-name="gr2" draw:text-style-name="P2" draw:layer="layout" svg:width="0.325cm" svg:height="0.318cm" svg:x="13.246cm" svg:y="11.888cm" svg:viewBox="0 0 326 319" draw:points="208,0 326,319 0,222">
          <text:p/>
        </draw:polygon>
        <draw:path draw:style-name="gr3" draw:text-style-name="P3" draw:layer="layout" svg:width="0.265cm" svg:height="0.266cm" svg:x="13.537cm" svg:y="3.315cm" svg:viewBox="0 0 266 267" svg:d="M266 134c0 24-6 45-18 66s-28 37-49 49c-22 12-42 18-66 18-25 0-46-6-67-18s-37-28-49-49c-13-21-17-42-17-66 0-25 4-46 17-67 12-21 28-37 49-49s42-18 67-18c24 0 44 6 66 18 21 12 37 28 49 49s18 42 18 67z">
          <text:p/>
        </draw:path>
        <draw:frame draw:style-name="gr4" draw:text-style-name="P5" draw:layer="layout" svg:width="0.662cm" svg:height="0.34cm" svg:x="16.544cm" svg:y="5.746cm">
          <draw:text-box>
            <text:p text:style-name="P4">[3, 1]</text:p>
          </draw:text-box>
        </draw:frame>
        <draw:path draw:style-name="gr3" draw:text-style-name="P3" draw:layer="layout" svg:width="0.266cm" svg:height="0.266cm" svg:x="16.277cm" svg:y="5.885cm" svg:viewBox="0 0 267 267" svg:d="M267 133c0 25-6 46-18 67s-28 37-49 49c-22 12-42 18-66 18-25 0-46-6-67-18s-37-28-49-49c-13-21-18-43-18-67 0-25 5-45 18-66 12-21 28-37 49-49s42-18 67-18c24 0 44 6 66 18 21 12 37 28 49 49s18 42 18 66z">
          <text:p/>
        </draw:path>
        <draw:path draw:style-name="gr3" draw:text-style-name="P3" draw:layer="layout" svg:width="0.265cm" svg:height="0.266cm" svg:x="10.767cm" svg:y="5.855cm" svg:viewBox="0 0 266 267" svg:d="M266 134c0 24-6 44-18 66-13 21-27 37-48 49-22 12-43 18-67 18-25 0-46-6-67-18-22-12-35-28-48-49-13-22-18-42-18-66 0-25 5-46 18-67 12-21 26-37 48-49 21-13 42-18 67-18 24 0 45 5 67 18 21 12 35 28 48 49 12 21 18 42 18 67z">
          <text:p/>
        </draw:path>
        <draw:path draw:style-name="gr3" draw:text-style-name="P3" draw:layer="layout" svg:width="0.266cm" svg:height="0.266cm" svg:x="13.508cm" svg:y="8.432cm" svg:viewBox="0 0 267 267" svg:d="M267 134c0 24-6 44-18 66-12 21-28 37-49 49s-42 18-66 18c-25 0-46-6-67-18s-37-28-49-49c-12-22-18-42-18-66 0-25 6-46 18-67s28-37 49-49c21-13 42-18 67-18 24 0 45 5 66 18 21 12 37 28 49 49s18 42 18 67z">
          <text:p/>
        </draw:path>
        <draw:path draw:style-name="gr3" draw:text-style-name="P3" draw:layer="layout" svg:width="0.265cm" svg:height="0.265cm" svg:x="13.579cm" svg:y="7.06cm" svg:viewBox="0 0 266 266" svg:d="M266 133c0 25-6 46-18 67s-28 36-49 49c-22 12-42 17-66 17-25 0-46-5-67-17-21-13-37-28-49-49-13-21-17-43-17-67 0-25 4-45 17-66 12-22 28-37 49-49s42-18 67-18c24 0 44 6 66 18 21 12 37 27 49 49 12 21 18 42 18 66z">
          <text:p/>
        </draw:path>
        <draw:path draw:style-name="gr3" draw:text-style-name="P3" draw:layer="layout" svg:width="0.266cm" svg:height="0.266cm" svg:x="16.318cm" svg:y="9.637cm" svg:viewBox="0 0 267 267" svg:d="M267 134c0 24-6 44-18 66-12 21-28 37-49 49s-43 18-67 18c-25 0-45-6-66-18-22-12-37-28-49-49-12-22-18-42-18-66 0-25 6-46 18-67s27-37 49-49c21-13 42-18 66-18 25 0 46 5 67 18 21 12 37 28 49 49s18 42 18 67z">
          <text:p/>
        </draw:path>
        <draw:path draw:style-name="gr3" draw:text-style-name="P3" draw:layer="layout" svg:width="0.266cm" svg:height="0.265cm" svg:x="10.808cm" svg:y="9.608cm" svg:viewBox="0 0 267 266" svg:d="M267 133c0 24-6 44-18 66-12 21-28 37-49 49s-43 18-67 18c-25 0-45-6-66-18s-37-28-49-49c-12-22-18-42-18-66 0-25 6-46 18-67s28-37 49-49c21-13 42-17 66-17 25 0 46 4 67 17 21 12 37 28 49 49s18 42 18 67z">
          <text:p/>
        </draw:path>
        <draw:path draw:style-name="gr3" draw:text-style-name="P3" draw:layer="layout" svg:width="0.266cm" svg:height="0.265cm" svg:x="13.55cm" svg:y="12.178cm" svg:viewBox="0 0 267 266" svg:d="M267 133c0 25-6 46-18 67s-28 36-49 49c-21 12-43 17-67 17-25 0-45-5-66-17-22-13-37-28-49-49s-18-43-18-67c0-25 6-45 18-66 12-22 27-37 49-49 21-13 42-18 66-18 25 0 46 5 67 18 21 12 37 27 49 49 12 21 18 42 18 66z">
          <text:p/>
        </draw:path>
        <draw:frame draw:style-name="gr5" draw:text-style-name="P5" draw:layer="layout" svg:width="0.358cm" svg:height="0.34cm" svg:x="13.803cm" svg:y="3.177cm">
          <draw:text-box>
            <text:p text:style-name="P4">[4]</text:p>
          </draw:text-box>
        </draw:frame>
        <draw:frame draw:style-name="gr4" draw:text-style-name="P5" draw:layer="layout" svg:width="0.662cm" svg:height="0.34cm" svg:x="11.033cm" svg:y="5.717cm">
          <draw:text-box>
            <text:p text:style-name="P4">[2, 2]</text:p>
          </draw:text-box>
        </draw:frame>
        <draw:frame draw:style-name="gr6" draw:text-style-name="P5" draw:layer="layout" svg:width="0.967cm" svg:height="0.34cm" svg:x="13.775cm" svg:y="8.294cm">
          <draw:text-box>
            <text:p text:style-name="P4">[2, 1, 1]</text:p>
          </draw:text-box>
        </draw:frame>
        <draw:frame draw:style-name="gr4" draw:text-style-name="P5" draw:layer="layout" svg:width="0.662cm" svg:height="0.34cm" svg:x="13.845cm" svg:y="6.921cm">
          <draw:text-box>
            <text:p text:style-name="P4">[1, 3]</text:p>
          </draw:text-box>
        </draw:frame>
        <draw:frame draw:style-name="gr6" draw:text-style-name="P5" draw:layer="layout" svg:width="0.967cm" svg:height="0.34cm" svg:x="16.585cm" svg:y="9.499cm">
          <draw:text-box>
            <text:p text:style-name="P4">[1, 2, 1]</text:p>
          </draw:text-box>
        </draw:frame>
        <draw:frame draw:style-name="gr6" draw:text-style-name="P5" draw:layer="layout" svg:width="0.967cm" svg:height="0.34cm" svg:x="11.075cm" svg:y="9.469cm">
          <draw:text-box>
            <text:p text:style-name="P4">[1, 1, 2]</text:p>
          </draw:text-box>
        </draw:frame>
        <draw:frame draw:style-name="gr7" draw:text-style-name="P5" draw:layer="layout" svg:width="1.272cm" svg:height="0.34cm" svg:x="13.817cm" svg:y="12.039cm">
          <draw:text-box>
            <text:p text:style-name="P4">[1, 1, 1, 1]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7:10:11.458291922</meta:creation-date>
    <dc:date>2020-07-07T20:32:19.032674735</dc:date>
    <meta:editing-duration>PT7M47S</meta:editing-duration>
    <meta:editing-cycles>2</meta:editing-cycles>
    <meta:generator>LibreOffice/6.0.7.3$Linux_X86_64 LibreOffice_project/00m0$Build-3</meta:generator>
    <meta:document-statistic meta:object-count="63"/>
  </office:meta>
</office:document-meta>
</file>